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RILL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OUP 2 MEMBERS:-</text:p>
              </text:list-item>
              <text:list-item>
                <text:p>Surender Kumar - 18CSU214</text:p>
              </text:list-item>
              <text:list-item>
                <text:p>Sourav yadav - 18CSU212</text:p>
              </text:list-item>
              <text:list-item>
                <text:p>Tushar grewal - 18CSU217</text:p>
              </text:list-item>
              <text:list-item>
                <text:p>Tushar jindal - 18CSU218</text:p>
              </text:list-item>
              <text:list-item>
                <text:p>Uday dikshit - 18CSU2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01cm" svg:y="1.2cm" presentation:class="title" presentation:user-transformed="true">
          <draw:text-box>
            <text:p>Procedural Approach</text:p>
          </draw:text-box>
        </draw:frame>
        <draw:frame presentation:style-name="pr4" draw:layer="layout" svg:width="25.199cm" svg:height="12.179cm" svg:x="1cm" svg:y="4.914cm" presentation:class="subtitle" presentation:user-transformed="true">
          <draw:text-box>
            <text:p>Int main()</text:p>
            <text:p>{</text:p>
            <text:p>Enter name();</text:p>
            <text:p>Enter rollnumber();</text:p>
            <text:p>Enter class();</text:p>
            <text:p>Enter subject();</text:p>
            <text:p>Enter marks();</text:p>
            <text:p>Std::cout &lt;&lt;”Result is Ready”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1" draw:layer="layout" svg:width="25.199cm" svg:height="3.506cm" svg:x="1.4cm" svg:y="0.837cm" presentation:class="title">
          <draw:text-box>
            <text:p>Object-Oriented Approach</text:p>
          </draw:text-box>
        </draw:frame>
        <draw:frame presentation:style-name="pr5" draw:text-style-name="P1" draw:layer="layout" svg:width="25.199cm" svg:height="16.255cm" svg:x="1.601cm" svg:y="3.8cm" presentation:class="subtitle" presentation:user-transformed="true">
          <draw:text-box>
            <text:list text:style-name="L3">
              <text:list-header>
                <text:p text:style-name="P1"><text:span text:style-name="T1">Int main()</text:span></text:p>
                <text:p text:style-name="P1"><text:span text:style-name="T1">{</text:span></text:p>
              </text:list-header>
            </text:list>
            <text:p><text:span text:style-name="T1">Enter name();</text:span></text:p>
            <text:p><text:span text:style-name="T1">Enter rollnumber();</text:span></text:p>
            <text:p><text:span text:style-name="T1">Enter class();</text:span></text:p>
            <text:p><text:span text:style-name="T1">Enter subject();</text:span></text:p>
            <text:p><text:span text:style-name="T1">Enter marks();</text:span></text:p>
            <text:list text:continue-numbering="true" text:style-name="L3">
              <text:list-header>
                <text:p text:style-name="P1"><text:span text:style-name="T1">Name name;</text:span></text:p>
                <text:p text:style-name="P1"><text:span text:style-name="T1">Rollnumber rollnumber;</text:span></text:p>
                <text:p text:style-name="P1"><text:span text:style-name="T1">Class class;</text:span></text:p>
                <text:p text:style-name="P1"><text:span text:style-name="T1">Subject subject;</text:span></text:p>
                <text:p text:style-name="P1"><text:span text:style-name="T1">Marks marks;</text:span></text:p>
                <text:p text:style-name="P1"><text:span text:style-name="T1">std::cout &lt;&lt;”Result is ready.”;</text:span></text:p>
                <text:p text:style-name="P1"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09:45.758847806</meta:creation-date>
    <dc:date>2019-01-07T11:47:18.053194295</dc:date>
    <meta:editing-duration>PT7M11S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